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F00000212F6F46D63C9E0A104.png" manifest:media-type="image/png"/>
  <manifest:file-entry manifest:full-path="Pictures/100000000000032000000258E33DF91F270FA9FA.png" manifest:media-type="image/png"/>
  <manifest:file-entry manifest:full-path="Pictures/100000000000031A0000025366F5B2DDBC380591.png" manifest:media-type="image/png"/>
  <manifest:file-entry manifest:full-path="Pictures/1000073F00008D2E00004F606732DA9EC6555682.svg" manifest:media-type="image/svg+xml"/>
  <manifest:file-entry manifest:full-path="Pictures/100000000000032000000258D1D93576041AEF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" style:family="graphic">
      <style:graphic-properties style:protect="size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3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3.6cm" svg:height="4.186cm" svg:x="2.2cm" svg:y="2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3" draw:layer="layout" svg:width="22cm" svg:height="4.517cm" svg:x="2.8cm" svg:y="7.3cm">
          <draw:text-box>
            <text:p text:style-name="P1"><text:span text:style-name="T3">Comandos Avançados de Terminal</text:span></text:p>
            <text:p text:style-name="P1"><text:span text:style-name="T4">Sistemas Operacionais</text:span></text:p>
          </draw:text-box>
        </draw:frame>
        <draw:frame draw:style-name="gr3" draw:text-style-name="P4" draw:layer="layout" svg:width="15.2cm" svg:height="2.855cm" svg:x="6cm" svg:y="13cm">
          <draw:text-box>
            <text:p text:style-name="P1"><text:span text:style-name="T5">Prof. Bruno Policarpo Toledo Freitas</text:span></text:p>
            <text:p text:style-name="P1"><text:span text:style-name="T5"><text:date style:data-style-name="D6" text:date-value="2020-04-23">23 de abril de 2020</text:date></text:span></text:p>
            <text:p text:style-name="P1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Objetivo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Apresentar os primeiros comandos avançados de terminal GNU/Linux:</text:p>
                <text:list>
                  <text:list-item>
                    <text:p>find</text:p>
                  </text:list-item>
                  <text:list-item>
                    <text:p>grep </text:p>
                  </text:list-item>
                  <text:list-item>
                    <text:p>awk</text:p>
                  </text:list-item>
                  <text:list-item>
                    <text:p>sed</text:p>
                  </text:list-item>
                </text:list>
              </text:list-item>
              <text:list-item>
                <text:p>Aprender expressões regulares básicas</text:p>
              </text:list-item>
              <text:list-item>
                <text:p>Utilizar formas básicas dos comandos avançados para tarefas corriqueiras</text:p>
              </text:list-item>
              <text:list-item>
                <text:p>Aprimorar a utilização do terminal GNU/Linu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Introdução a expressões regular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Expressões regulares são uma “linguagem” para descrever padrões</text:p>
                <text:list>
                  <text:list-item>
                    <text:p>Não envolve sintaxe</text:p>
                  </text:list-item>
                  <text:list-item>
                    <text:p>Não envolve semântica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Introdução a expressões regular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Exemplos:</text:p>
                <text:list>
                  <text:list-item>
                    <text:p>Todas as palavras que começam com a letra “a”</text:p>
                  </text:list-item>
                  <text:list-item>
                    <text:p>A linguagem de programação C</text:p>
                  </text:list-item>
                  <text:list-item>
                    <text:p>A língua portuguesa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Expressões regulares<text:line-break/><text:span text:style-name="T6">Padrões</text:span>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Padrões são qualquer sequência de caracteres fixa</text:p>
              </text:list-item>
              <text:list-item>
                <text:p>Exemplos:</text:p>
                <text:list>
                  <text:list-item>
                    <text:p>Todas as palavras que começam com a letra “a”</text:p>
                  </text:list-item>
                  <text:list-item>
                    <text:p>Todas as palavras que começam com a letra “A”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Expressões regulares<text:line-break/><text:span text:style-name="T6">Conjuntos de caracteres</text:span>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Designam qualquer caractere dentro de um conjunto</text:p>
              </text:list-item>
              <text:list-item>
                <text:p>Denotado pelas chaves []</text:p>
              </text:list-item>
              <text:list-item>
                <text:p>Exemplos:</text:p>
                <text:list>
                  <text:list-item>
                    <text:p>Todas as palavras que contém ou “a” ou “e” ou “i”</text:p>
                  </text:list-item>
                  <text:list-item>
                    <text:p>Todas as palavras que contém ponto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Expressões regulares<text:line-break/><text:span text:style-name="T6">Conjuntos de caracteres</text:span>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 facilitar a descrição de conjuntos, existem conjuntos padrão:</text:p>
                <text:list>
                  <text:list-item>
                    <text:p>[[:digit:]] : dígitos</text:p>
                  </text:list-item>
                  <text:list-item>
                    <text:p>[[:alnum:]] : alfanumérico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Expressões regulares<text:line-break/><text:span text:style-name="T6">Quantificadores</text:span>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Designam quantas vezes o padrão se repete</text:p>
              </text:list-item>
              <text:list-item>
                <text:p>Padrões são definidor por ( )</text:p>
              </text:list-item>
              <text:list-item>
                <text:p>Tipos:</text:p>
                <text:list>
                  <text:list-item>
                    <text:p>0 ou mais vezes: *</text:p>
                  </text:list-item>
                  <text:list-item>
                    <text:p>Pelo menos uma vez: +</text:p>
                  </text:list-item>
                  <text:list-item>
                    <text:p>{mínimo,máximo}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Expressões regulares<text:line-break/><text:span text:style-name="T6">Quantificadores</text:span>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Exemplos/Exercícios:</text:p>
                <text:list>
                  <text:list-item>
                    <text:p>Todas as palavras que contém a letra ‘a’</text:p>
                  </text:list-item>
                  <text:list-item>
                    <text:p>Todas as palavra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Expressões regulares<text:line-break/><text:span text:style-name="T6">Exercícios</text:span></text:p>
          </draw:text-box>
        </draw:frame>
        <draw:frame presentation:style-name="pr3" draw:layer="layout" svg:width="26cm" svg:height="14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4cm" presentation:class="outline" presentation:user-transformed="true">
          <draw:text-box>
            <text:list text:style-name="L2">
              <text:list-item>
                <text:p><text:a xlink:href="http://write.flossmanuals.net/command-line/standard-files/" xlink:type="simple">Introduction to Command Line: Standard Files</text:a></text:p>
              </text:list-item>
              <text:list-item>
                <text:p><text:a xlink:href="http://write.flossmanuals.net/command-line/basic-commands/" xlink:type="simple">Introduction to Command Line: Basic commands</text:a></text:p>
              </text:list-item>
              <text:list-item>
                <text:p><text:a xlink:href="http://write.flossmanuals.net/command-line/redirection/" xlink:type="simple">Introduction to Command Line: Redirection</text:a>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66F5B2DDBC380591.png" xlink:type="simple" xlink:show="embed" xlink:actuate="onLoad"/>
    <draw:fill-image draw:name="ashapes" xlink:href="Pictures/100000000000032000000258D1D93576041AEF35.png" xlink:type="simple" xlink:show="embed" xlink:actuate="onLoad"/>
    <draw:fill-image draw:name="keyboard_5f_lay" draw:display-name="keyboard_lay" xlink:href="Pictures/100000000000032000000258E33DF91F270FA9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 style:shrink-to-fit="tru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F6F46D63C9E0A104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office:forms form:automatic-focus="false" form:apply-design-mode="false"/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1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1" draw:text-style-name="MP16" draw:layer="backgroundobjects" svg:width="6.523cm" svg:height="1.448cm" svg:x="1.5cm" svg:y="17.831cm" presentation:class="date-time">
        <draw:text-box>
          <text:p text:style-name="MP15"><text:span text:style-name="MT1"><presentation:date-time/></text:span></text:p>
        </draw:text-box>
      </draw:frame>
      <draw:frame presentation:style-name="Mpr21" draw:text-style-name="MP18" draw:layer="backgroundobjects" svg:width="8.875cm" svg:height="1.448cm" svg:x="9.576cm" svg:y="17.831cm" presentation:class="footer">
        <draw:text-box>
          <text:p text:style-name="MP17"><text:span text:style-name="MT1"><presentation:footer/></text:span></text:p>
        </draw:text-box>
      </draw:frame>
      <draw:frame presentation:style-name="Mpr21" draw:text-style-name="MP20" draw:layer="backgroundobjects" svg:width="6.523cm" svg:height="1.448cm" svg:x="19.676cm" svg:y="17.8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3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20-04-23T22:37:40.305124298</dc:date>
    <meta:editing-duration>P1DT12H46M45S</meta:editing-duration>
    <meta:editing-cycles>205</meta:editing-cycles>
    <meta:generator>LibreOffice/6.0.7.3$Linux_X86_64 LibreOffice_project/00m0$Build-3</meta:generator>
    <meta:document-statistic meta:object-count="125"/>
  </office:meta>
</office:document-meta>
</file>